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vg:font-family="Centur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in" fo:margin-right="0in" fo:text-indent="0.2917in" style:auto-text-indent="false"/>
    </style:style>
    <style:style style:name="P2" style:family="paragraph" style:parent-style-name="Standard">
      <style:paragraph-properties fo:margin-left="0in" fo:margin-right="0in" fo:text-align="end" style:justify-single-word="false" fo:text-indent="0.2917in" style:auto-text-indent="false"/>
    </style:style>
    <style:style style:name="P3"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携帯電話の生活への影響</text:p>
      <text:p text:style-name="Standard"/>
      <text:p text:style-name="P1">現在、携帯電話がない生活は考えにくいことです。アメリカ、日本、中国、世界中どこの国でも、人々が携帯電話を持っていることは普通です。</text:p>
      <text:p text:style-name="P1">携帯電話は４０年ぐらい前にアメリカで発明されました。わずか４０年の間に、携帯電話は予想もしなかった速度で発展、普及してきました。最初の第一世代から、今の第四世代、４Ｇの世界に入りました。最初の携帯は電話機能だけでしたが、今はパソコンとの差異がほとんどないスマートフォンになりました。</text:p>
      <text:p text:style-name="P1">では携帯電話の発展は私たちの生活にどんな影響を与えているのでしょうか。私たちの生活を豊かにしていることは間違いないと思います。例えば、今の携帯電話はインターネットへ接続でき、電子メールのやり取り、Webサイトを見ることができます。さらに、IOS、AndroidなどOSを搭載しているスマートフォンでは、様々なプログラムが実行でき、パソコンでできることは今スマートフォンでほとんど可能ですし、携帯電話で、いつでもどこでも買い物や支払いもすることができます。携帯電話の登場によって、私たちの日常生活はとても便利になりました。</text:p>
      <text:p text:style-name="P1">しかし、携帯電話による悪い影響もあります。</text:p>
      <text:p text:style-name="P1">現在の私たちの日常生活は携帯電話に頼り杉です。例えば、みなさんは、携帯電話が手元にないと不安で落ち着かないといったような状態に陥っていませんか。これは「ケータイ依存症」です。日常生活の中でこのような現象がよく見られます。</text:p>
      <text:p text:style-name="P1">例えば、子どもだけでなく、大人でも、寝る前にベッドに入ってから携帯電話を触ったり、起きた後、最初にすることは携帯電話の使用だったりします。喫茶店やレストランに入って、最初にすることは注文ではなくて、ＷＩＦＩのパスワードを聞くことだったり、トイレにまでも携帯電話を持ち込んでいたりします。携帯電話をそばに置いていないと不安になったり、メールができないと腹が立ったりするなど、携帯電話への依存は日常に支障をきたします。</text:p>
      <text:p text:style-name="P1">それは携帯電話が引き起こした意欲不安定です。仕事中に、知らず知らずのうちに、何度も携帯電話を見たり、ＷｅｉｂｏやＷｅｂｃｈａｔのメッセージをチェックしたり、それ故、なかなか仕事に集中できなくなるんです。みなさんはどうですか？意欲不安定になっていませんか？</text:p>
      <text:p text:style-name="P1">たまには、携帯電話から一旦離れて、携帯電話に依存しない日常生活の楽しみ方をして見るのもいいんじゃないでしょうか。</text:p>
      <text:p text:style-name="P2">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vg:font-family="Centur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fo:font-size="10.5pt" fo:language="en" fo:country="US" style:letter-kerning="true" style:font-name-asian="ＭＳ 明朝" style:font-size-asian="10.5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Century" fo:font-size="10.5pt" fo:language="en" fo:country="US" style:letter-kerning="true" style:font-name-asian="ＭＳ 明朝" style:font-size-asian="10.5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783in" fo:margin-bottom="1.1811in" fo:margin-left="1.1811in" fo:margin-right="1.1811in" style:writing-mode="lr-tb" style:layout-grid-color="#c0c0c0" style:layout-grid-lines="36" style:layout-grid-base-height="0.1665in" style:layout-grid-ruby-height="0.083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 Dalei/孙 大雷</meta:initial-creator>
    <meta:editing-cycles>8</meta:editing-cycles>
    <meta:creation-date>2016-05-09T02:27:00</meta:creation-date>
    <dc:date>2016-05-21T18:00:02.305607287</dc:date>
    <meta:editing-duration>PT46M16S</meta:editing-duration>
    <meta:generator>LibreOffice/5.1.2.2$Linux_X86_64 LibreOffice_project/10m0$Build-2</meta:generator>
    <meta:document-statistic meta:table-count="0" meta:image-count="0" meta:object-count="0" meta:page-count="1" meta:paragraph-count="10" meta:word-count="990" meta:character-count="1001" meta:non-whitespace-character-count="1001"/>
    <meta:user-defined meta:name="AppVersion">15.0000</meta:user-defined>
    <meta:user-defined meta:name="Company">FN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